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4a29cd" officeooo:paragraph-rsid="00552ab1"/>
    </style:style>
    <style:style style:name="P12" style:family="paragraph" style:parent-style-name="Text_20_body">
      <style:text-properties officeooo:rsid="004a29cd" officeooo:paragraph-rsid="004f484a"/>
    </style:style>
    <style:style style:name="P13" style:family="paragraph" style:parent-style-name="Text_20_body">
      <style:text-properties officeooo:rsid="004a29cd" officeooo:paragraph-rsid="0058803e"/>
    </style:style>
    <style:style style:name="P14" style:family="paragraph" style:parent-style-name="Text_20_body">
      <style:text-properties officeooo:rsid="0053d7ec" officeooo:paragraph-rsid="0053d7ec"/>
    </style:style>
    <style:style style:name="P15" style:family="paragraph" style:parent-style-name="Text_20_body">
      <style:text-properties officeooo:rsid="00178e6a" officeooo:paragraph-rsid="00178e6a"/>
    </style:style>
    <style:style style:name="P16" style:family="paragraph" style:parent-style-name="Text_20_body">
      <style:text-properties officeooo:rsid="0056f254" officeooo:paragraph-rsid="0056f254"/>
    </style:style>
    <style:style style:name="P17" style:family="paragraph" style:parent-style-name="Text_20_body">
      <style:text-properties officeooo:rsid="005bb9f8" officeooo:paragraph-rsid="005bb9f8"/>
    </style:style>
    <style:style style:name="P18" style:family="paragraph" style:parent-style-name="Text_20_body">
      <style:text-properties officeooo:rsid="005bb9f8" officeooo:paragraph-rsid="005f1cbd"/>
    </style:style>
    <style:style style:name="P19" style:family="paragraph" style:parent-style-name="Text_20_body">
      <style:text-properties officeooo:rsid="0020ff12" officeooo:paragraph-rsid="0020ff12"/>
    </style:style>
    <style:style style:name="P20" style:family="paragraph" style:parent-style-name="Text_20_body">
      <style:text-properties officeooo:rsid="000f5a8d" officeooo:paragraph-rsid="000c2577"/>
    </style:style>
    <style:style style:name="P21" style:family="paragraph" style:parent-style-name="Text_20_body">
      <style:text-properties officeooo:rsid="002a870a" officeooo:paragraph-rsid="002a870a"/>
    </style:style>
    <style:style style:name="P22" style:family="paragraph" style:parent-style-name="Text_20_body">
      <style:text-properties officeooo:rsid="002c75fe" officeooo:paragraph-rsid="002c75fe"/>
    </style:style>
    <style:style style:name="P23" style:family="paragraph" style:parent-style-name="Text_20_body">
      <style:text-properties officeooo:rsid="002572c8" officeooo:paragraph-rsid="002572c8"/>
    </style:style>
    <style:style style:name="P24" style:family="paragraph" style:parent-style-name="Text_20_body">
      <style:text-properties officeooo:rsid="0043bfa5" officeooo:paragraph-rsid="005bb9f8"/>
    </style:style>
    <style:style style:name="P25" style:family="paragraph" style:parent-style-name="Text_20_body">
      <style:text-properties officeooo:rsid="0043bfa5" officeooo:paragraph-rsid="0043bfa5"/>
    </style:style>
    <style:style style:name="P2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552ab1"/>
    </style:style>
    <style:style style:name="T15" style:family="text">
      <style:text-properties officeooo:rsid="003cc867"/>
    </style:style>
    <style:style style:name="T16" style:family="text">
      <style:text-properties officeooo:rsid="00616fa9"/>
    </style:style>
    <style:style style:name="T17" style:family="text">
      <style:text-properties officeooo:rsid="0053d7ec"/>
    </style:style>
    <style:style style:name="T18" style:family="text">
      <style:text-properties officeooo:rsid="00579448"/>
    </style:style>
    <style:style style:name="T19" style:family="text">
      <style:text-properties officeooo:rsid="004c7417"/>
    </style:style>
    <style:style style:name="T20" style:family="text">
      <style:text-properties officeooo:rsid="0058803e"/>
    </style:style>
    <style:style style:name="T21" style:family="text">
      <style:text-properties officeooo:rsid="005a21e4"/>
    </style:style>
    <style:style style:name="T22" style:family="text">
      <style:text-properties officeooo:rsid="0064da86"/>
    </style:style>
    <style:style style:name="T23" style:family="text">
      <style:text-properties officeooo:rsid="00573b4a"/>
    </style:style>
    <style:style style:name="T24" style:family="text">
      <style:text-properties officeooo:rsid="0020ff12"/>
    </style:style>
    <style:style style:name="T25" style:family="text">
      <style:text-properties officeooo:rsid="0038664e"/>
    </style:style>
    <style:style style:name="T26" style:family="text">
      <style:text-properties officeooo:rsid="0038ea85"/>
    </style:style>
    <style:style style:name="T27" style:family="text">
      <style:text-properties officeooo:rsid="003b0037"/>
    </style:style>
    <style:style style:name="T28" style:family="text">
      <style:text-properties officeooo:rsid="003c7b65"/>
    </style:style>
    <style:style style:name="T29" style:family="text">
      <style:text-properties officeooo:rsid="005dcbf4"/>
    </style:style>
    <style:style style:name="T30" style:family="text">
      <style:text-properties officeooo:rsid="005f1cbd"/>
    </style:style>
    <style:style style:name="T31" style:family="text">
      <style:text-properties officeooo:rsid="005fa5cc"/>
    </style:style>
    <style:style style:name="T32" style:family="text">
      <style:text-properties officeooo:rsid="0031adc1"/>
    </style:style>
    <style:style style:name="T33" style:family="text">
      <style:text-properties officeooo:rsid="00231a8e"/>
    </style:style>
    <style:style style:name="T34" style:family="text">
      <style:text-properties officeooo:rsid="003e9f53"/>
    </style:style>
    <style:style style:name="T35" style:family="text">
      <style:text-properties officeooo:rsid="003fda7b"/>
    </style:style>
    <style:style style:name="T36" style:family="text">
      <style:text-properties officeooo:rsid="0024db0d"/>
    </style:style>
    <style:style style:name="T37" style:family="text">
      <style:text-properties officeooo:rsid="0062c134"/>
    </style:style>
    <style:style style:name="T38" style:family="text">
      <style:text-properties officeooo:rsid="00648c39"/>
    </style:style>
    <style:style style:name="T39" style:family="text">
      <style:text-properties officeooo:rsid="0029a9cb"/>
    </style:style>
    <style:style style:name="T40" style:family="text">
      <style:text-properties officeooo:rsid="002d649a"/>
    </style:style>
    <style:style style:name="T41" style:family="text">
      <style:text-properties officeooo:rsid="0045a921"/>
    </style:style>
    <style:style style:name="T42" style:family="text">
      <style:text-properties officeooo:rsid="00519b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10">TO DO NEXT TIME :</text:p>
      <text:p text:style-name="P11">- <text:span text:style-name="T14">suivre une chaîne</text:span><text:span text:style-name="T15"> :</text:span></text:p>
      <text:p text:style-name="P11"><text:tab/>- <text:span text:style-name="T14">Page listant les vidéos des chaînes suivies</text:span></text:p>
      <text:p text:style-name="P11"><text:tab/>- <text:span text:style-name="T14">page listant les chaînes suivies pour voir leur page, ou pour arrêter de les suivre</text:span></text:p>
      <text:p text:style-name="P11"><text:tab/>- <text:span text:style-name="T14">bouton pour suivre une chaîne sous les vidéos et sur la page d’une chaîne, ou pour arrêter de suivre</text:span></text:p>
      <text:p text:style-name="P11">- <text:span text:style-name="T16">séparer les fichiers html des css et des js dans des dossiers spécifiques</text:span></text:p>
      <text:p text:style-name="P12">- <text:span text:style-name="T17">paramètres de l’algorithme personnalisable par utilisateur :</text:span></text:p>
      <text:p text:style-name="P12"><text:tab/>- <text:span text:style-name="T18">BD contient les paramètres par utilisateur</text:span></text:p>
      <text:p text:style-name="P12"><text:tab/>- <text:span text:style-name="T18">la requête SQL de l’algorithme peut utiliser directement les paramètres en fonction de l’utilisateur ?</text:span></text:p>
      <text:p text:style-name="P13">- <text:span text:style-name="T19">l’algorithme utilise les tags :</text:span></text:p>
      <text:p text:style-name="P13"><text:tab/>- <text:span text:style-name="T20">tags choisis par l’utilisateur (tags « manuels »)</text:span></text:p>
      <text:p text:style-name="P13"><text:tab/>- <text:span text:style-name="T20">et tags des vidéos likées par l’utilisateur (tags « automatique ») → toujours paramétrables</text:span></text:p>
      <text:p text:style-name="P12">- <text:span text:style-name="T21">page gestion video : gestion des commentaires, suppression de la video</text:span></text:p>
      <text:p text:style-name="P12"><text:soft-page-break/>- <text:span text:style-name="T21">comment uploader des vidéos directement lorsque connecté ? Et ensuite éditer les vidéos comme si localement, mais de manière sécurisé ?</text:span></text:p>
      <text:p text:style-name="P12">- <text:span text:style-name="T22">la qualité du stream est mauvaise : à voir dans ffmpeg_utils.py si les paramètres de qualité sont bas… Si il faut plusieurs qualité ?</text:span></text:p>
      <text:p text:style-name="P12">- <text:span text:style-name="T21">L’utilisateur peut voir tous ses commentaires sur une seul page et les gérer ?</text:span></text:p>
      <text:p text:style-name="P14">- page watch : </text:p>
      <text:p text:style-name="P14"><text:tab/>- la timeline de la vid<text:span text:style-name="T21">é</text:span>o ne marche pas</text:p>
      <text:p text:style-name="P14"><text:tab/>- bouton pour télécharger vidéo ? → paramétrable <text:span text:style-name="T21">par l’hébergeur</text:span></text:p>
      <text:p text:style-name="P14"><text:tab/>- le lecteur vid<text:span text:style-name="T21">é</text:span>o est moche</text:p>
      <text:p text:style-name="P15">- tableau playlist (watch later + historique+ custom…) relie video, user, nom playlist</text:p>
      <text:p text:style-name="P16">-rechercher de vidéo : </text:p>
      <text:p text:style-name="P16"><text:tab/>→ ajouter les titres dans la BD</text:p>
      <text:p text:style-name="P16"><text:tab/>→ rechercher par les tags</text:p>
      <text:p text:style-name="P16"><text:tab/>→ rechercher les chaînes/<text:span text:style-name="T23">utilisateurs</text:span></text:p>
      <text:p text:style-name="P17">- Optimisations / nettoyage code:</text:p>
      <text:p text:style-name="P17"><text:tab/>- <text:span text:style-name="T24">optimiser requete add_like_dislike</text:span></text:p>
      <text:p text:style-name="P17"><text:tab/>- <text:span text:style-name="T25">requete sql longue : séparer en plusieurs variable puis rassembler pour mettre des commentaires </text:span>et <text:span text:style-name="T26">SQL views</text:span></text:p>
      <text:p text:style-name="P18"><text:tab/>- <text:span text:style-name="T27">Enregistrer l’user_pk dans la session → </text:span><text:span text:style-name="T28">pour éviter les get_user_pk_from_username(username) excessifs ? → </text:span><text:span text:style-name="T29">non </text:span><text:span text:style-name="T30">car l’utilisateur pourrait usurper</text:span><text:span text:style-name="T29"> </text:span><text:span text:style-name="T30">un autre </text:span><text:span text:style-name="T27">user_pk </text:span><text:span text:style-name="T29">? </text:span><text:span text:style-name="T31">Ou pas ?</text:span></text:p>
      <text:p text:style-name="P17"><text:tab/>- <text:span text:style-name="T32">lorsque algorithme update_channel() et get channelinfo de hébergeur → get channelinfo/author ?</text:span></text:p>
      <text:p text:style-name="P19">- likes : </text:p>
      <text:p text:style-name="P19">→ <text:span text:style-name="T33">style des likes lo</text:span><text:span text:style-name="T34">r</text:span><text:span text:style-name="T33">sque non connect</text:span><text:span text:style-name="T35">é </text:span><text:span text:style-name="T33">+ info : dire qu’il faut être connect</text:span><text:span text:style-name="T36">é</text:span></text:p>
      <text:p text:style-name="P17">- Sécurité :</text:p>
      <text:p text:style-name="P17"><text:tab/>- <text:span text:style-name="T37">les request.form.get → vérifier s’il ne sont pas vide </text:span><text:span text:style-name="T38">(exemple avec channel_followed_username)</text:span></text:p>
      <text:p text:style-name="P20"><text:tab/>- secure_filename() <text:span text:style-name="T39">pour les pseudos et mdp</text:span></text:p>
      <text:p text:style-name="P21"><text:tab/>- test taille max upload fichier (pfp)</text:p>
      <text:p text:style-name="P22"><text:tab/>- véri<text:span text:style-name="T40">f</text:span>ier user inputs (login, register, update pfp, update channel_url, <text:span text:style-name="T15">directement dans les urls avec parametre (visit_channel, pfp_of...)</text:span>…)</text:p>
      <text:p text:style-name="P23"><text:tab/>- Cloud flare tunnel</text:p>
      <text:p text:style-name="P24"><text:soft-page-break/><text:tab/>- Les hébergeurs peuvent uploader des vidéos avec les mêmes url : il faudrait que le serveur algorithme donne des url unique, ou valide un url donnée par l’hébergeur. <text:span text:style-name="T41">+ vérif que les URL n’ont pas de /, \, espace,… <text:s text:c="2"/>→ <text:s/></text:span>import uuid ?</text:p>
      <text:p text:style-name="P25"><text:tab/>- <text:span text:style-name="T42">local_editor → pour la mise à jour des fichiers vidéos, ne devrait pas utiliser le nom du fichier pour l'id de la video</text:span></text:p>
      <text:p text:style-name="P26"><text:tab/>- session secret key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2-02T16:07:05.396000000</dc:date>
    <meta:editing-duration>P2DT4H18M15S</meta:editing-duration>
    <meta:editing-cycles>100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4" meta:word-count="586" meta:character-count="3542" meta:non-whitespace-character-count="2978"/>
  </office:meta>
</office:document-meta>
</file>